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a4d" officeooo:paragraph-rsid="001bb9b5"/>
    </style:style>
    <style:style style:name="P2" style:family="paragraph" style:parent-style-name="Standard">
      <style:text-properties officeooo:rsid="00131474" officeooo:paragraph-rsid="001bb9b5"/>
    </style:style>
    <style:style style:name="P3" style:family="paragraph" style:parent-style-name="Standard">
      <style:text-properties officeooo:rsid="001d68fb" officeooo:paragraph-rsid="001d68fb"/>
    </style:style>
    <style:style style:name="T1" style:family="text">
      <style:text-properties officeooo:rsid="00131474"/>
    </style:style>
    <style:style style:name="T2" style:family="text">
      <style:text-properties officeooo:rsid="00149fef"/>
    </style:style>
    <style:style style:name="T3" style:family="text">
      <style:text-properties officeooo:rsid="00159d32"/>
    </style:style>
    <style:style style:name="T4" style:family="text">
      <style:text-properties officeooo:rsid="001d06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y <text:span text:style-name="T2">María </text:span>Fernanda, tengo 17 años, estoy en 5to año de secundaria, soy nicarag<text:span text:style-name="T2">u</text:span>ense<text:span text:style-name="T2">, </text:span>tengo 1 hermana <text:span text:style-name="T3">de nombre Saola </text:span>y 2 hermanos <text:span text:style-name="T3">que tienen por nombre Fernando y Abraham,</text:span> <text:span text:style-name="T1">mi mamá se llama Milagros, es madre soltera y es profesora de primaria pero estudio Relaciones internacionales en Kiev(Rusia), la razón por la cual ella no trabaja en lo que estudió es porque no encontró trabajo en eso y ella es profesora de primaria porque le gustan los niños</text:span>. </text:p>
      <text:p text:style-name="P1"/>
      <text:p text:style-name="P2">Me gusta leer, escuchar musica, me gusta salir en bicicleta, amo comer pizza. Me gustaría estudiar <text:span text:style-name="T4">l</text:span>a carrera de Psicología en la Universidad CentroAmericana (UCA) y porque me gusta ayudar a las personas, porque se sinte muy bonito saber que tu ayudaste a esas personas <text:span text:style-name="T4">que estaban pasando por un momento muy duro, me gustaria especializarme en niños.</text:span></text:p>
      <text:p text:style-name="P2"/>
      <text:p text:style-name="P3"><text:s text:c="2"/>text-align: center;</text:p>
      <text:p text:style-name="P3"><text:s text:c="6"/>text-decoration: none;</text:p>
      <text:p text:style-name="P3"><text:s text:c="6"/>color: whit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08:31:07.485332660</meta:creation-date>
    <dc:date>2018-09-29T11:35:47.434945350</dc:date>
    <meta:editing-duration>PT3H4M3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43" meta:character-count="870" meta:non-whitespace-character-count="717"/>
  </office:meta>
</office:document-meta>
</file>